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430" officeooo:paragraph-rsid="0018f4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word1repo me jenkinsfile me jenkins_pipeline_library hai<text:line-break/>maine ise dependancy track se alter kiya hai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5T21:09:31.046494292</meta:creation-date>
    <dc:date>2024-11-16T00:02:05.171586537</dc:date>
    <meta:editing-duration>PT2H42M24S</meta:editing-duration>
    <meta:editing-cycles>1</meta:editing-cycles>
    <meta:document-statistic meta:table-count="0" meta:image-count="0" meta:object-count="0" meta:page-count="1" meta:paragraph-count="1" meta:word-count="14" meta:character-count="106" meta:non-whitespace-character-count="93"/>
    <meta:generator>LibreOffice/6.4.7.2$Linux_X86_64 LibreOffice_project/40$Build-2</meta:generator>
  </office:meta>
</office:document-meta>
</file>